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1.5pt solid #000000" fo:background-color="#dddddd" fo:border-left="1.5pt solid #000000" fo:border-right="none" fo:border-top="1.5pt solid #000000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eeeee" style:vertical-align="middle"/>
    </style:style>
    <style:style style:name="ce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Garuda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uda" fo:font-size="12pt" style:font-size-asian="12pt" style:font-size-complex="12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Garuda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style:font-name="Garuda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style:font-name="Garuda" fo:font-size="12pt" style:font-size-asian="12pt" style:font-size-complex="12pt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style:font-name="Garuda" fo:font-size="12pt" style:font-size-asian="12pt" style:font-size-complex="12pt"/>
    </style:style>
    <style:style style:name="ce3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IF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10" table:number-columns-repeated="23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2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/>
          <table:table-cell table:style-name="ce29"/>
        </table:table-row>
      </table:table>
      <table:table table:name="SJF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10" table:number-columns-repeated="4"/>
          <table:table-cell table:style-name="ce30"/>
          <table:table-cell table:style-name="ce10" table:number-columns-repeated="18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2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/>
          <table:table-cell table:style-name="ce29"/>
        </table:table-row>
      </table:table>
      <table:table table:name="SRT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30"/>
          <table:table-cell table:style-name="ce10" table:number-columns-repeated="22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2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/>
          <table:table-cell table:style-name="ce29"/>
        </table:table-row>
      </table:table>
      <table:table table:name="RR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1"/>
          <table:table-cell table:style-name="ce3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10" table:number-columns-repeated="23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3"/>
          <table:table-cell table:style-name="ce8" table:number-columns-repeated="10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10"/>
          <table:table-cell table:style-name="ce8" table:number-columns-repeated="12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12"/>
          <table:table-cell table:style-name="ce7"/>
          <table:table-cell table:style-name="ce8" table:number-columns-repeated="13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/>
          <table:table-cell table:style-name="ce29"/>
        </table:table-row>
      </table:table>
      <table:table table:name="Mul_pri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1"/>
          <table:table-cell table:style-name="ce3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10" table:number-columns-repeated="23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1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2</text:p>
          </table:table-cell>
          <table:table-cell table:style-name="ce8" table:number-columns-repeated="2"/>
          <table:table-cell table:style-name="ce7" table:number-columns-repeated="14"/>
          <table:table-cell table:style-name="ce8" table:number-columns-repeated="10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1"/>
          <table:table-cell table:style-name="ce8" table:number-columns-repeated="12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3</text:p>
          </table:table-cell>
          <table:table-cell table:style-name="ce7"/>
          <table:table-cell table:style-name="ce8" table:number-columns-repeated="3"/>
          <table:table-cell table:style-name="ce7" table:number-columns-repeated="19"/>
          <table:table-cell table:style-name="ce8" table:number-columns-repeated="3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/>
          <table:covered-table-cell/>
          <table:table-cell table:style-name="ce8" table:number-columns-repeated="12"/>
          <table:table-cell table:style-name="ce7" table:number-columns-repeated="9"/>
          <table:table-cell table:style-name="ce8" table:number-columns-repeated="5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13:26:41.7083349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9:58:34.169165230</meta:creation-date>
    <dc:date>2018-10-10T13:29:43.349834370</dc:date>
    <meta:editing-duration>PT5H12M16S</meta:editing-duration>
    <meta:editing-cycles>45</meta:editing-cycles>
    <meta:generator>LibreOffice/5.1.6.2$Linux_X86_64 LibreOffice_project/10m0$Build-2</meta:generator>
    <meta:document-statistic meta:table-count="5" meta:cell-count="312" meta:object-count="0"/>
  </office:meta>
</office:document-meta>
</file>